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39cm" fo:min-width="3.183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2.929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13.851cm"/>
    </style:style>
    <style:style style:name="gr7" style:family="graphic" style:parent-style-name="standard">
      <style:graphic-properties draw:textarea-horizontal-align="justify" draw:textarea-vertical-align="middle" draw:auto-grow-height="false" fo:min-height="0.639cm" fo:min-width="6.512cm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4.4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10" style:family="graphic" style:parent-style-name="standard">
      <style:graphic-properties draw:textarea-horizontal-align="justify" draw:textarea-vertical-align="middle" draw:auto-grow-height="false" fo:min-height="0.639cm" fo:min-width="13.8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paragraph-properties fo:text-align="justify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" fo:font-size="14pt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427cm" svg:height="0.729cm" svg:x="3.777cm" svg:y="16.621cm">
          <draw:text-box>
            <text:p text:style-name="P1"><text:span text:style-name="T1">hub.dsra.local</text:span></text:p>
          </draw:text-box>
        </draw:frame>
        <draw:custom-shape draw:style-name="gr2" draw:text-style-name="P4" draw:layer="layout" svg:width="4.953cm" svg:height="0.889cm" svg:x="2.886cm" svg:y="14.589cm">
          <text:p text:style-name="P3"><text:span text:style-name="T2">Docker 2 Registr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953cm" svg:height="0.889cm" svg:x="2.886cm" svg:y="11.541cm">
          <text:p text:style-name="P3"><text:span text:style-name="T2">Mesos D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953cm" svg:height="0.889cm" svg:x="2.886cm" svg:y="12.589cm">
          <text:p text:style-name="P3"><text:span text:style-name="T2">Tomcat File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953cm" svg:height="0.889cm" svg:x="2.886cm" svg:y="13.573cm">
          <text:p text:style-name="P3"><text:span text:style-name="T2">HA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953cm" svg:height="0.889cm" svg:x="2.886cm" svg:y="6.588cm">
          <text:p text:style-name="P3"><text:span text:style-name="T2">DSRA D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953cm" svg:height="0.889cm" svg:x="2.886cm" svg:y="7.588cm">
          <text:p text:style-name="P3"><text:span text:style-name="T2">PXE Server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81cm" svg:height="0.729cm" svg:x="3.521cm" svg:y="8.62cm">
          <draw:text-box>
            <text:p text:style-name="P1"><text:span text:style-name="T1">master.dsra.local</text:span></text:p>
          </draw:text-box>
        </draw:frame>
        <draw:connector draw:style-name="gr3" draw:text-style-name="P5" draw:layer="layout" draw:line-skew="-0.495cm" svg:x1="2.886cm" svg:y1="11.985cm" svg:x2="2.886cm" svg:y2="7.032cm" draw:start-shape="id1" draw:start-glue-point="3" draw:end-shape="id2" svg:d="M2886 11985h-997v-4953h997" svg:viewBox="0 0 998 4954">
          <text:p/>
        </draw:connector>
        <draw:custom-shape draw:style-name="gr4" draw:text-style-name="P4" xml:id="id4" draw:id="id4" draw:layer="layout" svg:width="3.683cm" svg:height="0.889cm" svg:x="11.776cm" svg:y="15.859cm">
          <text:p text:style-name="P3"><text:span text:style-name="T2">Marathon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3.429cm" svg:height="0.889cm" svg:x="22.698cm" svg:y="15.859cm">
          <text:p text:style-name="P3"><text:span text:style-name="T2">Marathon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4.351cm" svg:height="0.889cm" svg:x="11.739cm" svg:y="8.68cm">
          <text:p text:style-name="P3"><text:span text:style-name="T2">Mesos 0.23.0 Slaves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7.839cm" svg:y1="14.017cm" svg:x2="13.617cm" svg:y2="15.859cm" draw:start-shape="id3" draw:start-glue-point="1" draw:end-shape="id4" draw:end-glue-point="0" svg:d="M7839 14017h5778v1842" svg:viewBox="0 0 5779 1843">
          <text:p/>
        </draw:connector>
        <draw:connector draw:style-name="gr3" draw:text-style-name="P5" draw:layer="layout" svg:x1="7.839cm" svg:y1="14.017cm" svg:x2="24.412cm" svg:y2="15.859cm" draw:start-shape="id3" draw:start-glue-point="1" draw:end-shape="id5" draw:end-glue-point="0" svg:d="M7839 14017h16573v1842" svg:viewBox="0 0 16574 1843">
          <text:p/>
        </draw:connector>
        <draw:custom-shape draw:style-name="gr7" draw:text-style-name="P4" draw:layer="layout" svg:width="7.012cm" svg:height="0.889cm" draw:transform="skewX (0.0010471975511966) rotate (0.000872664625997165) translate (15.559cm 15.859cm)">
          <text:p text:style-name="P3"><text:span text:style-name="T2">Mesos Master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14.351cm" svg:height="0.889cm" svg:x="11.795cm" svg:y="16.875cm">
          <text:p text:style-name="P3"><text:span text:style-name="T2">Zookeeper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953cm" svg:height="0.889cm" svg:x="2.886cm" svg:y="15.605cm">
          <text:p text:style-name="P6"><text:span text:style-name="T3">Docker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7.839cm" svg:y1="11.985cm" svg:x2="11.795cm" svg:y2="17.319cm" draw:start-shape="id1" draw:start-glue-point="1" draw:end-shape="id6" draw:end-glue-point="3" svg:d="M7839 11985h1977v5334h1979" svg:viewBox="0 0 3957 5335">
          <text:p/>
        </draw:connector>
        <draw:frame draw:style-name="gr9" draw:text-style-name="P8" draw:layer="layout" svg:width="3.355cm" svg:height="0.962cm" svg:x="17.33cm" svg:y="14.065cm">
          <draw:text-box>
            <text:p text:style-name="P7">/marathon</text:p>
          </draw:text-box>
        </draw:frame>
        <draw:custom-shape draw:style-name="gr10" draw:text-style-name="P4" draw:layer="layout" svg:width="14.378cm" svg:height="0.889cm" draw:transform="skewX (0.0010471975511966) rotate (0.000872664625997165) translate (11.795cm 17.904cm)">
          <text:p text:style-name="P3"><text:span text:style-name="T2">Dock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4.378cm" svg:height="0.889cm" draw:transform="skewX (0.0010471975511966) rotate (0.000872664625997165) translate (11.795cm 18.92cm)">
          <text:p text:style-name="P3"><text:span text:style-name="T2">DSRA Node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4.378cm" svg:height="0.889cm" draw:transform="skewX (0.0010471975511966) rotate (0.000872664625997165) translate (11.712cm 9.696cm)">
          <text:p text:style-name="P3"><text:span text:style-name="T2">Dock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4.378cm" svg:height="0.889cm" draw:transform="skewX (0.0010471975511966) rotate (0.000872664625997165) translate (11.712cm 10.712cm)">
          <text:p text:style-name="P3"><text:span text:style-name="T2">DSRA Nodes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3.81cm" svg:height="0.729cm" svg:x="17.129cm" svg:y="19.923cm">
          <draw:text-box>
            <text:p text:style-name="P1"><text:span text:style-name="T1">r105u01-r105u09</text:span></text:p>
          </draw:text-box>
        </draw:frame>
        <draw:frame draw:style-name="gr12" draw:text-style-name="P9" draw:layer="layout" svg:width="3.81cm" svg:height="0.762cm" svg:x="17.002cm" svg:y="11.668cm">
          <draw:text-box>
            <text:p text:style-name="P1"><text:span text:style-name="T1">r105u11-r105u33</text:span></text:p>
          </draw:text-box>
        </draw:frame>
        <draw:custom-shape draw:style-name="gr6" draw:text-style-name="P4" draw:layer="layout" svg:width="14.351cm" svg:height="0.889cm" svg:x="11.795cm" svg:y="7.631cm">
          <text:p text:style-name="P3"><text:span text:style-name="T2">HDFS 2.7.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Parker</meta:initial-creator>
    <meta:creation-date>2015-09-10T12:14:39.754571004</meta:creation-date>
    <dc:date>2015-09-14T13:02:20.687613048</dc:date>
    <meta:editing-duration>PT2H33M43S</meta:editing-duration>
    <meta:editing-cycles>3</meta:editing-cycles>
    <meta:generator>LibreOffice/4.4.3.2$Linux_X86_64 LibreOffice_project/40m0$Build-2</meta:generator>
    <meta:document-statistic meta:object-count="26"/>
  </office:meta>
</office:document-meta>
</file>